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2" manifest:media-type=""/>
  <manifest:file-entry manifest:full-path="ObjectReplacements/Object 1" manifest:media-type=""/>
  <manifest:file-entry manifest:full-path="settings.xml" manifest:media-type="text/xml"/>
  <manifest:file-entry manifest:full-path="Thumbnails/thumbnail.png" manifest:media-type="image/png"/>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00B0000000B5422D3F5DCE21F30.gif" manifest:media-type="image/gif"/>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Noto Sans" svg:font-family="'Noto Sans'" style:font-family-generic="swiss" style:font-pitch="variable"/>
    <style:font-face style:name="PingFang SC" svg:font-family="'PingFang SC'" style:font-family-generic="system" style:font-pitch="variable"/>
    <style:font-face style:name="Songti SC" svg:font-family="'Songti SC'" style:font-family-generic="system" style:font-pitch="variable"/>
    <style:font-face style:name="Source Code Pro" svg:font-family="'Source Code Pro'" style:font-pitch="fixed"/>
    <style:font-face style:name="Times New Roman" svg:font-family="'Times New Roman'" style:font-family-generic="roman"/>
  </office:font-face-decls>
  <office:automatic-styles>
    <style:style style:name="Table1" style:family="table">
      <style:table-properties style:width="16.992cm" table:align="left"/>
    </style:style>
    <style:style style:name="Table1.A" style:family="table-column">
      <style:table-column-properties style:column-width="11.506cm"/>
    </style:style>
    <style:style style:name="Table1.B" style:family="table-column">
      <style:table-column-properties style:column-width="5.486cm"/>
    </style:style>
    <style:style style:name="Table1.A1" style:family="table-cell">
      <style:table-cell-properties style:vertical-align="middle"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P1" style:family="paragraph" style:parent-style-name="Standard" style:list-style-name="L1">
      <style:text-properties officeooo:paragraph-rsid="001116e6"/>
    </style:style>
    <style:style style:name="P2" style:family="paragraph" style:parent-style-name="Standard" style:list-style-name="L1">
      <style:text-properties officeooo:paragraph-rsid="0013c154"/>
    </style:style>
    <style:style style:name="P3" style:family="paragraph" style:parent-style-name="Standard" style:list-style-name="L1">
      <style:text-properties style:font-name="Noto Sans" fo:font-size="14pt" fo:font-style="normal" style:text-underline-style="solid" style:text-underline-width="auto" style:text-underline-color="font-color" fo:font-weight="bold" officeooo:rsid="001116e6" officeooo:paragraph-rsid="001116e6" style:font-size-asian="12.25pt" style:font-style-asian="normal" style:font-weight-asian="bold" style:font-size-complex="14pt" style:font-style-complex="normal" style:font-weight-complex="bold"/>
    </style:style>
    <style:style style:name="P4" style:family="paragraph" style:parent-style-name="Standard">
      <style:text-properties style:font-name="Noto Sans" fo:font-size="14pt" fo:font-style="normal" style:text-underline-style="solid" style:text-underline-width="auto" style:text-underline-color="font-color" fo:font-weight="bold" officeooo:rsid="001116e6" officeooo:paragraph-rsid="001116e6" style:font-size-asian="12.25pt" style:font-style-asian="normal" style:font-weight-asian="bold" style:font-size-complex="14pt" style:font-style-complex="normal" style:font-weight-complex="bold"/>
    </style:style>
    <style:style style:name="P5" style:family="paragraph" style:parent-style-name="Standard">
      <style:text-properties style:font-name="Noto Sans" fo:font-size="14pt" fo:font-style="normal" style:text-underline-style="solid" style:text-underline-width="auto" style:text-underline-color="font-color" fo:font-weight="bold" officeooo:rsid="00052245" officeooo:paragraph-rsid="0013c154" style:font-size-asian="12.25pt" style:font-style-asian="normal" style:font-weight-asian="bold" style:font-size-complex="14pt" style:font-style-complex="normal" style:font-weight-complex="bold"/>
    </style:style>
    <style:style style:name="P6" style:family="paragraph" style:parent-style-name="Standard" style:list-style-name="L1">
      <style:text-properties style:font-name="Noto Sans" fo:font-size="14pt" fo:font-style="normal" style:text-underline-style="solid" style:text-underline-width="auto" style:text-underline-color="font-color" fo:font-weight="bold" officeooo:rsid="000facde" officeooo:paragraph-rsid="0016e9db" style:font-size-asian="12.25pt" style:font-style-asian="normal" style:font-weight-asian="bold" style:font-size-complex="14pt" style:font-style-complex="normal" style:font-weight-complex="bold"/>
    </style:style>
    <style:style style:name="P7" style:family="paragraph" style:parent-style-name="Standard">
      <style:text-properties style:font-name="Noto Sans" fo:font-size="14pt" fo:font-style="normal" fo:font-weight="bold" officeooo:rsid="001ab7b6" officeooo:paragraph-rsid="001ab7b6" style:font-size-asian="14pt" style:font-style-asian="normal" style:font-weight-asian="bold" style:font-size-complex="14pt" style:font-style-complex="normal" style:font-weight-complex="bold"/>
    </style:style>
    <style:style style:name="P8" style:family="paragraph" style:parent-style-name="Standard" style:list-style-name="L6">
      <style:text-properties style:font-name="Noto Sans" fo:font-size="14pt" fo:font-style="normal" fo:font-weight="bold" officeooo:rsid="001ab7b6" officeooo:paragraph-rsid="001ab7b6" style:font-size-asian="14pt" style:font-style-asian="normal" style:font-weight-asian="bold" style:font-size-complex="14pt" style:font-style-complex="normal" style:font-weight-complex="bold"/>
    </style:style>
    <style:style style:name="P9" style:family="paragraph" style:parent-style-name="Standard">
      <style:paragraph-properties fo:text-align="start" style:justify-single-word="false"/>
      <style:text-properties style:font-name="Noto Sans" fo:font-size="14pt" fo:font-style="normal" fo:font-weight="bold" officeooo:rsid="001ab7b6" officeooo:paragraph-rsid="001ab7b6" style:font-size-asian="14pt" style:font-style-asian="normal" style:font-weight-asian="bold" style:font-size-complex="14pt" style:font-style-complex="normal" style:font-weight-complex="bold"/>
    </style:style>
    <style:style style:name="P10" style:family="paragraph" style:parent-style-name="Standard" style:list-style-name="L2">
      <style:text-properties style:font-name="Noto Sans" fo:font-size="12pt" fo:font-style="normal" style:text-underline-style="none" fo:font-weight="bold" officeooo:rsid="000de75d" officeooo:paragraph-rsid="001116e6" style:font-size-asian="12pt" style:font-style-asian="normal" style:font-weight-asian="bold" style:font-size-complex="12pt" style:font-style-complex="normal" style:font-weight-complex="bold"/>
    </style:style>
    <style:style style:name="P11" style:family="paragraph" style:parent-style-name="Standard" style:list-style-name="L4">
      <style:text-properties style:font-name="Noto Sans" fo:font-size="12pt" fo:font-style="normal" style:text-underline-style="none" fo:font-weight="bold" officeooo:rsid="000f3081" officeooo:paragraph-rsid="001116e6" style:font-size-asian="12pt" style:font-style-asian="normal" style:font-weight-asian="bold" style:font-size-complex="12pt" style:font-style-complex="normal" style:font-weight-complex="bold"/>
    </style:style>
    <style:style style:name="P12" style:family="paragraph" style:parent-style-name="Standard">
      <style:text-properties style:font-name="Noto Sans" fo:font-size="12pt" fo:font-style="normal" style:text-underline-style="none" fo:font-weight="normal" officeooo:rsid="000de75d" officeooo:paragraph-rsid="001116e6" style:font-size-asian="12pt" style:font-style-asian="normal" style:font-weight-asian="normal" style:font-size-complex="12pt" style:font-style-complex="normal" style:font-weight-complex="normal"/>
    </style:style>
    <style:style style:name="P13" style:family="paragraph" style:parent-style-name="Standard">
      <style:text-properties style:font-name="Noto Sans" fo:font-size="12pt" fo:font-style="normal" style:text-underline-style="none" fo:font-weight="normal" officeooo:rsid="000f3081" officeooo:paragraph-rsid="001116e6" style:font-size-asian="12pt" style:font-style-asian="normal" style:font-weight-asian="normal" style:font-size-complex="12pt" style:font-style-complex="normal" style:font-weight-complex="normal"/>
    </style:style>
    <style:style style:name="P14" style:family="paragraph" style:parent-style-name="Standard">
      <style:text-properties style:font-name="Noto Sans" fo:font-size="12pt" fo:font-style="normal" style:text-underline-style="none" fo:font-weight="normal" officeooo:rsid="001116e6" officeooo:paragraph-rsid="0013c154" style:font-size-asian="12pt" style:font-style-asian="normal" style:font-weight-asian="normal" style:font-size-complex="12pt" style:font-style-complex="normal" style:font-weight-complex="normal"/>
    </style:style>
    <style:style style:name="P15" style:family="paragraph" style:parent-style-name="Standard">
      <style:text-properties style:font-name="Noto Sans" fo:font-size="12pt" fo:font-style="normal" style:text-underline-style="none" fo:font-weight="normal" officeooo:rsid="00112c78" officeooo:paragraph-rsid="0013c154" style:font-size-asian="12pt" style:font-style-asian="normal" style:font-weight-asian="normal" style:font-size-complex="12pt" style:font-style-complex="normal" style:font-weight-complex="normal"/>
    </style:style>
    <style:style style:name="P16" style:family="paragraph" style:parent-style-name="Standard">
      <style:text-properties style:font-name="Noto Sans" fo:font-size="12pt" fo:font-style="normal" style:text-underline-style="none" fo:font-weight="normal" officeooo:rsid="00052245" officeooo:paragraph-rsid="0013c154" style:font-size-asian="12pt" style:font-style-asian="normal" style:font-weight-asian="normal" style:font-size-complex="12pt" style:font-style-complex="normal" style:font-weight-complex="normal"/>
    </style:style>
    <style:style style:name="P17" style:family="paragraph" style:parent-style-name="Standard">
      <style:text-properties style:font-name="Noto Sans" fo:font-size="12pt" fo:font-style="normal" style:text-underline-style="none" fo:font-weight="normal" officeooo:rsid="00052245" officeooo:paragraph-rsid="0016e9db" style:font-size-asian="12pt" style:font-style-asian="normal" style:font-weight-asian="normal" style:font-size-complex="12pt" style:font-style-complex="normal" style:font-weight-complex="normal"/>
    </style:style>
    <style:style style:name="P18" style:family="paragraph" style:parent-style-name="Standard">
      <style:paragraph-properties fo:text-align="justify" style:justify-single-word="false"/>
      <style:text-properties style:font-name="Noto Sans" fo:font-size="12pt" fo:font-style="normal" style:text-underline-style="none" fo:font-weight="normal" officeooo:rsid="0006e49f" officeooo:paragraph-rsid="0016e9db" style:font-size-asian="12pt" style:font-style-asian="normal" style:font-weight-asian="normal" style:font-size-complex="12pt" style:font-style-complex="normal" style:font-weight-complex="normal"/>
    </style:style>
    <style:style style:name="P19" style:family="paragraph" style:parent-style-name="Standard">
      <style:paragraph-properties fo:text-align="justify" style:justify-single-word="false"/>
      <style:text-properties style:font-name="Noto Sans" fo:font-size="12pt" fo:font-style="normal" style:text-underline-style="none" fo:font-weight="normal" officeooo:rsid="0009fde5" officeooo:paragraph-rsid="0016e9db" style:font-size-asian="12pt" style:font-style-asian="normal" style:font-weight-asian="normal" style:font-size-complex="12pt" style:font-style-complex="normal" style:font-weight-complex="normal"/>
    </style:style>
    <style:style style:name="P20" style:family="paragraph" style:parent-style-name="Standard">
      <style:paragraph-properties fo:text-align="justify" style:justify-single-word="false"/>
      <style:text-properties style:font-name="Noto Sans" fo:font-size="12pt" fo:font-style="normal" style:text-underline-style="none" fo:font-weight="normal" officeooo:rsid="00052245" officeooo:paragraph-rsid="0016e9db" style:font-size-asian="10.5pt" style:font-style-asian="normal" style:font-weight-asian="normal" style:font-size-complex="12pt" style:font-style-complex="normal" style:font-weight-complex="normal"/>
    </style:style>
    <style:style style:name="P21" style:family="paragraph" style:parent-style-name="Standard">
      <style:paragraph-properties fo:text-align="justify" style:justify-single-word="false"/>
      <style:text-properties style:font-name="Noto Sans" fo:font-size="12pt" fo:font-style="normal" style:text-underline-style="none" fo:font-weight="normal" officeooo:rsid="0006e49f" officeooo:paragraph-rsid="0016e9db" style:font-size-asian="10.5pt" style:font-style-asian="normal" style:font-weight-asian="normal" style:font-size-complex="12pt" style:font-style-complex="normal" style:font-weight-complex="normal"/>
    </style:style>
    <style:style style:name="P22" style:family="paragraph" style:parent-style-name="Standard">
      <style:paragraph-properties fo:text-align="center" style:justify-single-word="false"/>
      <style:text-properties style:font-name="Noto Sans" fo:font-size="12pt" fo:font-style="normal" style:text-underline-style="none" fo:font-weight="normal" officeooo:rsid="0006e49f" officeooo:paragraph-rsid="0016e9db" style:font-size-asian="10.5pt" style:font-style-asian="normal" style:font-weight-asian="normal" style:font-size-complex="12pt" style:font-style-complex="normal" style:font-weight-complex="normal"/>
    </style:style>
    <style:style style:name="P23" style:family="paragraph" style:parent-style-name="Standard">
      <style:text-properties style:font-name="Noto Sans" fo:font-size="12pt" fo:font-style="normal" style:text-underline-style="solid" style:text-underline-width="auto" style:text-underline-color="font-color" fo:font-weight="normal" officeooo:rsid="001116e6" officeooo:paragraph-rsid="001116e6" style:font-size-asian="10.5pt" style:font-style-asian="normal" style:font-weight-asian="normal" style:font-size-complex="12pt" style:font-style-complex="normal" style:font-weight-complex="normal"/>
    </style:style>
    <style:style style:name="P24" style:family="paragraph" style:parent-style-name="Standard">
      <style:text-properties style:font-name="Noto Sans" fo:font-size="12pt" fo:font-style="normal" style:text-underline-style="solid" style:text-underline-width="auto" style:text-underline-color="font-color" fo:font-weight="normal" officeooo:rsid="00052245" officeooo:paragraph-rsid="0013c154" style:font-size-asian="12pt" style:font-style-asian="normal" style:font-weight-asian="normal" style:font-size-complex="12pt" style:font-style-complex="normal" style:font-weight-complex="normal"/>
    </style:style>
    <style:style style:name="P25" style:family="paragraph" style:parent-style-name="Standard">
      <style:paragraph-properties fo:text-align="justify" style:justify-single-word="false"/>
      <style:text-properties style:font-name="Noto Sans" fo:font-size="12pt" fo:font-style="normal" style:text-underline-style="solid" style:text-underline-width="auto" style:text-underline-color="font-color" fo:font-weight="bold" officeooo:rsid="00052245" officeooo:paragraph-rsid="0016e9db" style:font-size-asian="10.5pt" style:font-style-asian="normal" style:font-weight-asian="bold" style:font-size-complex="12pt" style:font-style-complex="normal" style:font-weight-complex="bold"/>
    </style:style>
    <style:style style:name="P26" style:family="paragraph" style:parent-style-name="Standard">
      <style:paragraph-properties fo:text-align="justify" style:justify-single-word="false"/>
      <style:text-properties style:font-name="Noto Sans" fo:font-size="12pt" fo:font-style="normal" style:text-underline-style="solid" style:text-underline-width="auto" style:text-underline-color="font-color" fo:font-weight="bold" officeooo:rsid="00052245" officeooo:paragraph-rsid="0016e9db" style:font-size-asian="12pt" style:font-style-asian="normal" style:font-weight-asian="bold" style:font-size-complex="12pt" style:font-style-complex="normal" style:font-weight-complex="bold"/>
    </style:style>
    <style:style style:name="P27" style:family="paragraph" style:parent-style-name="Standard">
      <style:paragraph-properties fo:text-align="justify" style:justify-single-word="false"/>
      <style:text-properties style:font-name="Noto Sans" fo:font-size="12pt" fo:font-style="italic" style:text-underline-style="solid" style:text-underline-width="auto" style:text-underline-color="font-color" fo:font-weight="bold" officeooo:rsid="000b135e" officeooo:paragraph-rsid="0016e9db" style:font-size-asian="12pt" style:font-style-asian="italic" style:font-weight-asian="bold" style:font-size-complex="12pt" style:font-style-complex="italic" style:font-weight-complex="bold"/>
    </style:style>
    <style:style style:name="P28" style:family="paragraph" style:parent-style-name="Standard">
      <style:paragraph-properties fo:text-align="justify" style:justify-single-word="false"/>
      <style:text-properties style:font-name="Noto Sans" fo:font-size="12pt" fo:font-style="italic" style:text-underline-style="none" fo:font-weight="normal" officeooo:rsid="0006e49f" officeooo:paragraph-rsid="0016e9db" style:font-size-asian="12pt" style:font-style-asian="italic" style:font-weight-asian="normal" style:font-size-complex="12pt" style:font-style-complex="italic" style:font-weight-complex="normal"/>
    </style:style>
    <style:style style:name="P29" style:family="paragraph" style:parent-style-name="Standard">
      <style:text-properties style:font-name="Noto Sans" fo:font-style="italic" officeooo:rsid="00052245" officeooo:paragraph-rsid="00052245" style:font-style-asian="italic" style:font-style-complex="italic"/>
    </style:style>
    <style:style style:name="P30" style:family="paragraph" style:parent-style-name="Standard">
      <style:text-properties style:font-name="Noto Sans" officeooo:paragraph-rsid="0013c154"/>
    </style:style>
    <style:style style:name="P31" style:family="paragraph" style:parent-style-name="Standard" style:list-style-name="L2">
      <style:text-properties officeooo:paragraph-rsid="001116e6"/>
    </style:style>
    <style:style style:name="P32" style:family="paragraph" style:parent-style-name="Standard" style:list-style-name="L4">
      <style:text-properties officeooo:paragraph-rsid="001116e6"/>
    </style:style>
    <style:style style:name="P33" style:family="paragraph" style:parent-style-name="Standard" style:list-style-name="L5">
      <style:text-properties officeooo:paragraph-rsid="0013c154"/>
    </style:style>
    <style:style style:name="P34" style:family="paragraph" style:parent-style-name="Standard">
      <style:text-properties officeooo:paragraph-rsid="001116e6"/>
    </style:style>
    <style:style style:name="P35" style:family="paragraph" style:parent-style-name="Table_20_Contents">
      <style:paragraph-properties fo:text-align="start" style:justify-single-word="false"/>
      <style:text-properties style:font-name="Noto Sans" fo:font-size="14pt" officeooo:rsid="001b9fbf" officeooo:paragraph-rsid="001b9fbf" style:font-size-asian="14pt" style:font-size-complex="14pt"/>
    </style:style>
    <style:style style:name="P36" style:family="paragraph" style:parent-style-name="Table_20_Contents">
      <style:paragraph-properties fo:text-align="end" style:justify-single-word="false"/>
      <style:text-properties style:font-name="Noto Sans" fo:font-size="14pt" officeooo:rsid="001b9fbf" officeooo:paragraph-rsid="001b9fbf" style:font-size-asian="14pt" style:font-size-complex="14pt"/>
    </style:style>
    <style:style style:name="P37" style:family="paragraph" style:parent-style-name="Table_20_Contents">
      <style:paragraph-properties fo:margin-top="0cm" fo:margin-bottom="0cm" style:contextual-spacing="false" fo:text-align="center" style:justify-single-word="false"/>
      <style:text-properties style:font-name="Noto Sans" fo:font-size="14pt" fo:font-weight="bold" officeooo:rsid="001b9fbf" officeooo:paragraph-rsid="001b9fbf" style:font-size-asian="14pt" style:font-weight-asian="bold" style:font-size-complex="14pt" style:font-weight-complex="bold"/>
    </style:style>
    <style:style style:name="T1" style:family="text">
      <style:text-properties style:text-underline-style="none"/>
    </style:style>
    <style:style style:name="T2" style:family="text">
      <style:text-properties style:text-underline-style="none" fo:font-weight="normal" style:font-weight-asian="normal" style:font-weight-complex="normal"/>
    </style:style>
    <style:style style:name="T3" style:family="text">
      <style:text-properties style:text-underline-style="none" fo:font-weight="normal" officeooo:rsid="0006e49f" style:font-weight-asian="normal" style:font-weight-complex="normal"/>
    </style:style>
    <style:style style:name="T4" style:family="text">
      <style:text-properties style:text-underline-style="none" fo:font-weight="normal" officeooo:rsid="0008cdc0" style:font-weight-asian="normal" style:font-weight-complex="normal"/>
    </style:style>
    <style:style style:name="T5" style:family="text">
      <style:text-properties style:text-underline-style="none" fo:font-weight="normal" officeooo:rsid="0009fde5" style:font-weight-asian="normal" style:font-weight-complex="normal"/>
    </style:style>
    <style:style style:name="T6" style:family="text">
      <style:text-properties style:text-underline-style="none" fo:font-weight="normal" officeooo:rsid="000b135e" style:font-weight-asian="normal" style:font-weight-complex="normal"/>
    </style:style>
    <style:style style:name="T7" style:family="text">
      <style:text-properties style:text-underline-style="none" fo:font-weight="normal" officeooo:rsid="000d064c" style:font-weight-asian="normal" style:font-weight-complex="normal"/>
    </style:style>
    <style:style style:name="T8" style:family="text">
      <style:text-properties fo:font-style="italic" style:text-underline-style="none" fo:font-weight="normal" style:font-style-asian="italic" style:font-weight-asian="normal" style:font-style-complex="italic" style:font-weight-complex="normal"/>
    </style:style>
    <style:style style:name="T9" style:family="text">
      <style:text-properties fo:font-style="italic" style:text-underline-style="none" fo:font-weight="normal" officeooo:rsid="0008cdc0" style:font-style-asian="italic" style:font-weight-asian="normal" style:font-style-complex="italic" style:font-weight-complex="normal"/>
    </style:style>
    <style:style style:name="T10" style:family="text">
      <style:text-properties fo:font-style="italic" style:text-underline-style="none" fo:font-weight="normal" officeooo:rsid="0009fde5" style:font-style-asian="italic" style:font-weight-asian="normal" style:font-style-complex="italic" style:font-weight-complex="normal"/>
    </style:style>
    <style:style style:name="T11" style:family="text">
      <style:text-properties fo:font-style="italic" style:text-underline-style="none" fo:font-weight="normal" officeooo:rsid="000d064c" style:font-style-asian="italic" style:font-weight-asian="normal" style:font-style-complex="italic" style:font-weight-complex="normal"/>
    </style:style>
    <style:style style:name="T12" style:family="text">
      <style:text-properties fo:font-style="italic" style:text-underline-style="none" style:font-style-asian="italic" style:font-style-complex="italic"/>
    </style:style>
    <style:style style:name="T13" style:family="text">
      <style:text-properties fo:font-style="italic" style:text-underline-style="none" officeooo:rsid="0006e49f" style:font-style-asian="italic" style:font-style-complex="italic"/>
    </style:style>
    <style:style style:name="T14" style:family="text">
      <style:text-properties fo:font-style="italic" style:text-underline-style="none" officeooo:rsid="0009fde5" style:font-style-asian="italic" style:font-style-complex="italic"/>
    </style:style>
    <style:style style:name="T15" style:family="text">
      <style:text-properties fo:font-style="italic" style:text-underline-style="none" officeooo:rsid="000b135e" style:font-style-asian="italic" style:font-style-complex="italic"/>
    </style:style>
    <style:style style:name="T16" style:family="text">
      <style:text-properties fo:font-style="italic" style:text-underline-style="none" officeooo:rsid="000d064c" style:font-style-asian="italic" style:font-style-complex="italic"/>
    </style:style>
    <style:style style:name="T17" style:family="text">
      <style:text-properties fo:font-style="normal" style:text-underline-style="none" style:font-style-asian="normal" style:font-style-complex="normal"/>
    </style:style>
    <style:style style:name="T18" style:family="text">
      <style:text-properties style:font-name="Noto Sans" fo:font-size="12pt" fo:font-style="normal" style:text-underline-style="none" fo:font-weight="normal" officeooo:rsid="000f3081" style:font-size-asian="12pt" style:font-style-asian="normal" style:font-weight-asian="normal" style:font-size-complex="12pt" style:font-style-complex="normal" style:font-weight-complex="normal"/>
    </style:style>
    <style:style style:name="T19" style:family="text">
      <style:text-properties style:font-name="Noto Sans" fo:font-size="12pt" fo:font-style="normal" style:text-underline-style="none" fo:font-weight="normal" officeooo:rsid="000fa71c" style:font-size-asian="12pt" style:font-style-asian="normal" style:font-weight-asian="normal" style:font-size-complex="12pt" style:font-style-complex="normal" style:font-weight-complex="normal"/>
    </style:style>
    <style:style style:name="T20" style:family="text">
      <style:text-properties style:font-name="Noto Sans" fo:font-size="12pt" fo:font-style="normal" style:text-underline-style="none" fo:font-weight="normal" officeooo:rsid="00052245" style:font-size-asian="12pt" style:font-style-asian="normal" style:font-weight-asian="normal" style:font-size-complex="12pt" style:font-style-complex="normal" style:font-weight-complex="normal"/>
    </style:style>
    <style:style style:name="T21" style:family="text">
      <style:text-properties style:font-name="Noto Sans" fo:font-size="12pt" fo:font-style="normal" style:text-underline-style="none" fo:font-weight="normal" officeooo:rsid="00112c78" style:font-size-asian="12pt" style:font-style-asian="normal" style:font-weight-asian="normal" style:font-size-complex="12pt" style:font-style-complex="normal" style:font-weight-complex="normal"/>
    </style:style>
    <style:style style:name="T22" style:family="text">
      <style:text-properties style:font-name="Noto Sans" fo:font-size="12pt" fo:font-style="normal" style:text-underline-style="none" fo:font-weight="bold" officeooo:rsid="000f3081" style:font-size-asian="12pt" style:font-style-asian="normal" style:font-weight-asian="bold" style:font-size-complex="12pt" style:font-style-complex="normal" style:font-weight-complex="bold"/>
    </style:style>
    <style:style style:name="T23" style:family="text">
      <style:text-properties style:font-name="Noto Sans" fo:font-size="12pt" fo:font-style="normal" style:text-underline-style="none" fo:font-weight="bold" officeooo:rsid="000de75d" style:font-size-asian="12pt" style:font-style-asian="normal" style:font-weight-asian="bold" style:font-size-complex="12pt" style:font-style-complex="normal" style:font-weight-complex="bold"/>
    </style:style>
    <style:style style:name="T24" style:family="text">
      <style:text-properties style:font-name="Noto Sans" fo:font-size="14pt" fo:font-style="normal" style:text-underline-style="solid" style:text-underline-width="auto" style:text-underline-color="font-color" fo:font-weight="bold" officeooo:rsid="001116e6" style:font-size-asian="12.25pt" style:font-style-asian="normal" style:font-weight-asian="bold" style:font-size-complex="14pt" style:font-style-complex="normal" style:font-weight-complex="bold"/>
    </style:style>
    <style:style style:name="T25" style:family="text">
      <style:text-properties style:font-name="Noto Sans" fo:font-size="14pt" fo:font-style="normal" style:text-underline-style="solid" style:text-underline-width="auto" style:text-underline-color="font-color" fo:font-weight="bold" officeooo:rsid="00052245" style:font-size-asian="12.25pt" style:font-style-asian="normal" style:font-weight-asian="bold" style:font-size-complex="14pt" style:font-style-complex="normal" style:font-weight-complex="bold"/>
    </style:style>
    <style:style style:name="T26" style:family="text">
      <style:text-properties style:font-name="Source Code Pro"/>
    </style:style>
    <style:style style:name="T27" style:family="text">
      <style:text-properties style:font-name="Source Code Pro" fo:font-style="italic" style:text-underline-style="none" style:font-style-asian="italic" style:font-style-complex="italic"/>
    </style:style>
    <style:style style:name="T28" style:family="text">
      <style:text-properties style:font-name="Source Code Pro" fo:font-size="12pt" fo:font-style="normal" style:text-underline-style="none" fo:font-weight="normal" officeooo:rsid="000fa71c" style:font-size-asian="12pt" style:font-style-asian="normal" style:font-weight-asian="normal" style:font-size-complex="12pt" style:font-style-complex="normal" style:font-weight-complex="normal"/>
    </style:style>
    <style:style style:name="T29" style:family="text">
      <style:text-properties style:font-name="Source Code Pro" fo:font-size="12pt" fo:font-style="normal" style:text-underline-style="none" fo:font-weight="normal" officeooo:rsid="00112c78" style:font-size-asian="12pt" style:font-style-asian="normal" style:font-weight-asian="normal" style:font-size-complex="12pt" style:font-style-complex="normal" style:font-weight-complex="normal"/>
    </style:style>
    <style:style style:name="T30" style:family="text">
      <style:text-properties style:font-name="Source Code Pro" fo:font-size="12pt" fo:font-style="normal" style:text-underline-style="none" fo:font-weight="normal" officeooo:rsid="00126acb" style:font-size-asian="12pt" style:font-style-asian="normal" style:font-weight-asian="normal" style:font-size-complex="12pt" style:font-style-complex="normal" style:font-weight-complex="normal"/>
    </style:style>
    <style:style style:name="T31" style:family="text">
      <style:text-properties style:font-name="Source Code Pro" fo:font-size="12pt" fo:font-style="normal" style:text-underline-style="none" fo:font-weight="bold" officeooo:rsid="00112c78" style:font-size-asian="12pt" style:font-style-asian="normal" style:font-weight-asian="bold" style:font-size-complex="12pt" style:font-style-complex="normal" style:font-weight-complex="bold"/>
    </style:style>
    <style:style style:name="T32" style:family="text">
      <style:text-properties style:font-name="Source Code Pro" officeooo:rsid="00126acb"/>
    </style:style>
    <style:style style:name="T33" style:family="text">
      <style:text-properties officeooo:rsid="000de75d"/>
    </style:style>
    <style:style style:name="T34" style:family="text">
      <style:text-properties officeooo:rsid="000f3081"/>
    </style:style>
    <style:style style:name="T35" style:family="text">
      <style:text-properties officeooo:rsid="001116e6"/>
    </style:style>
    <style:style style:name="T36" style:family="text">
      <style:text-properties officeooo:rsid="00112c78"/>
    </style:style>
    <style:style style:name="T37" style:family="text">
      <style:text-properties fo:font-size="12pt" fo:font-style="normal" style:text-underline-style="none" fo:font-weight="normal" officeooo:rsid="00112c78" style:font-size-asian="12pt" style:font-style-asian="normal" style:font-weight-asian="normal" style:font-size-complex="12pt" style:font-style-complex="normal" style:font-weight-complex="normal"/>
    </style:style>
    <style:style style:name="T38" style:family="text">
      <style:text-properties fo:font-size="12pt" fo:font-style="normal" style:text-underline-style="none" fo:font-weight="normal" officeooo:rsid="00126acb" style:font-size-asian="12pt" style:font-style-asian="normal" style:font-weight-asian="normal" style:font-size-complex="12pt" style:font-style-complex="normal" style:font-weight-complex="normal"/>
    </style:style>
    <style:style style:name="T39" style:family="text">
      <style:text-properties fo:font-size="12pt" fo:font-style="normal" style:text-underline-style="none" fo:font-weight="normal" officeooo:rsid="00210767" style:font-size-asian="12pt" style:font-style-asian="normal" style:font-weight-asian="normal" style:font-size-complex="12pt" style:font-style-complex="normal" style:font-weight-complex="normal"/>
    </style:style>
    <style:style style:name="T40" style:family="text">
      <style:text-properties officeooo:rsid="00126acb"/>
    </style:style>
    <style:style style:name="T41" style:family="text">
      <style:text-properties officeooo:rsid="001e70c5"/>
    </style:style>
    <style:style style:name="T42" style:family="text">
      <style:text-properties officeooo:rsid="001e93a8"/>
    </style:style>
    <style:style style:name="T43" style:family="text">
      <style:text-properties style:font-name="Source Code Pro"/>
    </style:style>
    <style:style style:name="fr1" style:family="graphic" style:parent-style-name="Formula">
      <style:graphic-properties style:vertical-pos="from-top" style:horizontal-pos="from-left" style:horizontal-rel="paragraph-content" draw:ole-draw-aspect="1"/>
    </style:style>
    <text:list-style style:name="L1">
      <text:list-level-style-number text:level="1" text:style-name="Numbering_20_Symbols" loext:num-list-format="%1%." style:num-suffix="." style:num-format="I">
        <style:list-level-properties text:list-level-position-and-space-mode="label-alignment">
          <style:list-level-label-alignment text:label-followed-by="space" fo:text-indent="-0.635cm" fo:margin-left="0.635cm"/>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loext:num-list-format="%5%."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3">
      <text:list-level-style-image text:level="1"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space" fo:text-indent="-0.635cm" fo:margin-left="1.27cm"/>
        </style:list-level-properties>
      </text:list-level-style-image>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loext:num-list-format="%1%." style:num-suffix="." style:num-format="I">
        <style:list-level-properties text:list-level-position-and-space-mode="label-alignment">
          <style:list-level-label-alignment text:label-followed-by="space" fo:text-indent="-0.635cm" fo:margin-left="1.27cm"/>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row table:style-name="TableLine94830509783664">
          <table:table-cell table:style-name="Table1.A1" table:number-columns-spanned="2" office:value-type="string">
            <text:p text:style-name="P37">Projet Informatique</text:p>
            <text:p text:style-name="P37">Virus : Keylogger</text:p>
          </table:table-cell>
          <table:covered-table-cell/>
        </table:table-row>
        <table:table-row table:style-name="TableLine94830509783664">
          <table:table-cell table:style-name="Table1.A2" office:value-type="string">
            <text:p text:style-name="P35">Nemo D’acremont et Anaël Marit</text:p>
          </table:table-cell>
          <table:table-cell table:style-name="Table1.B2" office:value-type="string">
            <text:p text:style-name="P36">2022/05</text:p>
          </table:table-cell>
        </table:table-row>
      </table:table>
      <text:p text:style-name="P9"/>
      <text:p text:style-name="P7">SOMMAIRE :</text:p>
      <text:list xml:id="list805758739" text:style-name="L6">
        <text:list-item>
          <text:p text:style-name="P8">Le virus : keylogger</text:p>
        </text:list-item>
        <text:list-item>
          <text:p text:style-name="P8">Le serveur : interface attaquant-victime</text:p>
        </text:list-item>
        <text:list-item>
          <text:p text:style-name="P8">Le traitement des données</text:p>
        </text:list-item>
        <text:list-item>
          <text:p text:style-name="P8">La recherche de mots de passe</text:p>
        </text:list-item>
      </text:list>
      <text:p text:style-name="P29"/>
      <text:list xml:id="list2645354650" text:style-name="L1">
        <text:list-item>
          <text:p text:style-name="P1"><text:span text:style-name="T24">Le virus : keylogger</text:span></text:p>
        </text:list-item>
      </text:list>
      <text:p text:style-name="P12"><text:tab/>Le virus consiste à faire deux choses :</text:p>
      <text:list xml:id="list1408396198" text:style-name="L2">
        <text:list-item>
          <text:p text:style-name="P31"><text:span text:style-name="T22">Keylogger : Récupère</text:span><text:span text:style-name="T23"> les touches tappées par la victime et les stockées localement</text:span></text:p>
        </text:list-item>
        <text:list-item>
          <text:p text:style-name="P10"><text:span text:style-name="T34">Envoie des données : </text:span>Envoyer ces dernière à un serveur pour que l’attaquant puisse les analyser.</text:p>
        </text:list-item>
      </text:list>
      <text:p text:style-name="P12"><text:tab/><text:span text:style-name="T42">On</text:span> utilise la fonctionnalité de python de création de deux <text:span text:style-name="T26">«threads»</text:span> : cela permet ici de faire fonctionner deux <text:span text:style-name="T42">programmes</text:span> en parralèle, et ainsi envoyer les données au serveur sans bloquer l’acquisition de données pendant la durée de la requête d’envoie.</text:p>
      <text:p text:style-name="P12"/>
      <text:list xml:id="list1881531082" text:style-name="L4">
        <text:list-item>
          <text:p text:style-name="P32"><text:span text:style-name="T22">Keylogger</text:span></text:p>
        </text:list-item>
      </text:list>
      <text:p text:style-name="P13"><text:tab/>Le keylogger utilise le module keyboard qui permet de détecter lorsque qu’une touche est pressée ou relâchée, à chaque touche pressée, il va stocker cette dernière <text:span text:style-name="T35">en ajoutant une ligne</text:span> dans un fichier local nommé par défaut «<text:span text:style-name="T26">sauvegarde_locale.csv</text:span>».</text:p>
      <text:p text:style-name="P13"><text:tab/>Les données sont stockées au format CSV (Comma Separated Values) en stockant d’abord le caractère tappé (<text:span text:style-name="T26">caractere</text:span>) et la différence de temps avec le dernière caractère (<text:span text:style-name="T26">timecode</text:span>), une ligne ressemble donc à <text:span text:style-name="T26">caractere,timecode</text:span>.</text:p>
      <text:p text:style-name="P34"><text:span text:style-name="T18"><text:tab/>Pour certains caractères, le keylogger agis spécifiquement : </text:span><text:span text:style-name="T19">lorsqu’une</text:span><text:span text:style-name="T18"> touche </text:span><text:span text:style-name="T19">est </text:span><text:span text:style-name="T18">pressée, </text:span><text:span text:style-name="T19">keyboard renvoie la touche <text:s/>sans altération : lorsque la victime tappe </text:span><text:span text:style-name="T28">‘A’</text:span><text:span text:style-name="T19">, keyboard renvoie </text:span><text:span text:style-name="T28">‘a’</text:span><text:span text:style-name="T19">. C’est pourquoi les touches </text:span><text:span text:style-name="T18">shift, maj et alt, </text:span><text:span text:style-name="T19">sont</text:span><text:span text:style-name="T18"> sauvegardé </text:span><text:span text:style-name="T19">lorsqu’elles sont</text:span><text:span text:style-name="T18"> pressée ou relâchée afin que l’attaquant puisse traîter les altérations de caractères. </text:span><text:span text:style-name="T19">De plus, certains caractères sont codé différement pour éviter des erreurs comme </text:span><text:span text:style-name="T28">«,»</text:span><text:span text:style-name="T19"> <text:s/>qui devient </text:span><text:span text:style-name="T28">«\a»</text:span><text:span text:style-name="T19"> pour qu’il n’interfère pas avec le séparateur du CSV.</text:span></text:p>
      <text:p text:style-name="P13"/>
      <text:list xml:id="list95923617818098" text:continue-numbering="true" text:style-name="L4">
        <text:list-item>
          <text:p text:style-name="P11">Envoie des données</text:p>
        </text:list-item>
      </text:list>
      <text:p text:style-name="P34"><text:span text:style-name="T20"><text:tab/></text:span><text:span text:style-name="T21">Le second thread se limite à envoyer les données à l’attaquant à un interval de temps donné en utilisant le module request pour faire des requête via le protocole </text:span><text:soft-page-break/><text:span text:style-name="T21">HTTP, lors de ce processus, le contenu du fichier local est éffacé. Le détail de la transmission est donnée lors de la section suivante.</text:span></text:p>
      <text:p text:style-name="P4"/>
      <text:p text:style-name="P4"/>
      <text:list xml:id="list95924160430557" text:continue-list="list2645354650" text:style-name="L1">
        <text:list-item>
          <text:p text:style-name="P3">Le serveur : lien entre victime et attaquant</text:p>
        </text:list-item>
      </text:list>
      <text:p text:style-name="P23"/>
      <text:p text:style-name="P14"><text:tab/>Afin que l’attaquant puisse récupérer les données <text:span text:style-name="T36">prélevées à la victime</text:span>, un serveur utilis<text:span text:style-name="T36">ant </text:span>le protocole HTTP <text:span text:style-name="T36">a été mit en place</text:span>, <text:span text:style-name="T36">il se limite à deux routes :</text:span></text:p>
      <text:list xml:id="list112598315" text:style-name="L5">
        <text:list-item>
          <text:p text:style-name="P33"><text:span text:style-name="T31">POST: /sauvegarde</text:span></text:p>
        </text:list-item>
      </text:list>
      <text:p text:style-name="P30"><text:span text:style-name="T37"><text:tab/>Cette première route permet le transfert des données du virus au serveur : via une requête POST, le contenu du fichier local doit être envoyé </text:span><text:span text:style-name="T39">via</text:span><text:span text:style-name="T37"> </text:span><text:span text:style-name="T29">body</text:span><text:span text:style-name="T37"> de la requête. Les données sont stockées localement par le serveur dans le dossier nommé par défaut </text:span><text:span text:style-name="T29">data</text:span><text:span text:style-name="T37">, pour chaque requête, un fichier est crée au format </text:span><text:span text:style-name="T29">data_</text:span><text:span text:style-name="T30">MM_JJ-HH_mm_ss_msms.csv</text:span><text:span text:style-name="T38">, M pour mois, J pour jour, H pour heure, m pour minute, s pour seconde et ms pour milliseconde.</text:span></text:p>
      <text:p text:style-name="P15"/>
      <text:list xml:id="list95923298526169" text:continue-numbering="true" text:style-name="L5">
        <text:list-item>
          <text:p text:style-name="P33"><text:span text:style-name="T31">GET: /telecharge</text:span></text:p>
        </text:list-item>
      </text:list>
      <text:p text:style-name="P16"><text:span text:style-name="T33"><text:tab/></text:span><text:span text:style-name="T36">Cette seconde </text:span><text:span text:style-name="T40">route</text:span><text:span text:style-name="T36"> permet </text:span><text:span text:style-name="T40">à l’attaquant</text:span><text:span text:style-name="T36"> de récupérer </text:span><text:span text:style-name="T40">les données envoyées au serveur, le serveur renvoie via le body un fichier zip du dossier data. Le serveur utilise le programme libre </text:span><text:span text:style-name="T32">zip</text:span><text:span text:style-name="T40"> afin d’effectuer la compression, trouvable sur </text:span><text:a xlink:type="simple" xlink:href="http://infozip.sourceforge.net/Zip.html" text:style-name="Internet_20_link" text:visited-style-name="Visited_20_Internet_20_Link"><text:span text:style-name="T40">http://infozip.sourceforge.net/Zip.html</text:span></text:a><text:span text:style-name="T40">.</text:span></text:p>
      <text:p text:style-name="P23"/>
      <text:list xml:id="list95923555730480" text:continue-list="list95924160430557" text:style-name="L1">
        <text:list-item>
          <text:p text:style-name="P2"><text:span text:style-name="T25">Le traitement des données</text:span></text:p>
        </text:list-item>
      </text:list>
      <text:p text:style-name="P24"/>
      <text:p text:style-name="P25"><text:span text:style-name="T2"><text:tab/>Le keylog envoie les données collectées sous forme de fichiers csv, qui forment un tableau </text:span><text:span text:style-name="T2"><draw:frame draw:style-name="fr1" draw:name="Objet1" text:anchor-type="as-char" svg:y="-0.377cm" svg:width="0.99cm" svg:height="0.467cm" draw:z-index="0"><draw:object xlink:href="./Object 1" xlink:type="simple" xlink:show="embed" xlink:actuate="onLoad"/><draw:image xlink:href="./ObjectReplacements/Object 1" xlink:type="simple" xlink:show="embed" xlink:actuate="onLoad"/><svg:desc>formula</svg:desc></draw:frame></text:span><text:span text:style-name="T2">, avec n le nombre de caractères collectés, au format (caractère, temps).</text:span></text:p>
      <text:p text:style-name="P25"><text:span text:style-name="T2"><text:tab/>Les premières étapes consistent donc à récupérer les données depuis le server et à transformer le tableau csv en un objet manipulable par Python : c’est le rôle du petit module </text:span><text:span text:style-name="T27">manipule_csv.py</text:span><text:span text:style-name="T2">. Celui-ci. permet de télécharger et d’extraire les données du serveur, puis de convertir les csv en une liste de taille n de tuples de taille 2 au format (str, str) à l’aide de la fonction </text:span><text:span text:style-name="T12">parse_csv</text:span><text:span text:style-name="T2"> ou au format (str, float) à l’aide de </text:span><text:span text:style-name="T12">parse_data</text:span><text:span text:style-name="T2">. Les tuples ont été choisis plutôt que les listes pour éviter les modification involontaires des caractères.</text:span></text:p>
      <text:p text:style-name="P20"><text:tab/></text:p>
      <text:p text:style-name="P25"><text:span text:style-name="T2"><text:tab/>On obtient alors une liste contenant tous les caractères enregistrés et leurs temps associés dans l’ordre. Toutefois, cette liste est plus ou moins inutilisable : en effet, le virus n’est capable d’enregistrer que les </text:span><text:span text:style-name="T8">touches qui ont été pressées</text:span><text:span text:style-name="T2">, et non les </text:span><text:span text:style-name="T8">caractères réels qui ont été écrits</text:span><text:span text:style-name="T2">. Par exemple, si l’opérateur </text:span><text:span text:style-name="T3">a écrit :</text:span></text:p>
      <text:p text:style-name="P21"/>
      <text:p text:style-name="P22">Inouïe</text:p>
      <text:p text:style-name="P22"/>
      <text:p text:style-name="P21"><text:tab/>Le virus aura quant à lui détecté :</text:p>
      <text:p text:style-name="P21"><text:soft-page-break/></text:p>
      <text:p text:style-name="P22">shift, i, shift, n, o, u, ¨, i, e</text:p>
      <text:p text:style-name="P17"/>
      <text:p text:style-name="P26"><text:span text:style-name="T2"><text:tab/></text:span><text:span text:style-name="T3">D’où la nécessité de faire subir aux données une série de traitements visant à les rendre compréhensibles. C’est le rôle du module </text:span><text:span text:style-name="T13">refine.py</text:span><text:span text:style-name="T3">.</text:span></text:p>
      <text:p text:style-name="P18"/>
      <text:p text:style-name="P27"><text:span text:style-name="T3">R</text:span><text:span text:style-name="T2">emarque : une fonction tutoriel est incluse dans le module. Tapez </text:span><text:span text:style-name="T1">help(tutoriel)</text:span><text:span text:style-name="T17"> </text:span><text:span text:style-name="T2">pour recevoir de l’aide quant à l’utilisation du module.</text:span></text:p>
      <text:p text:style-name="P18"/>
      <text:p text:style-name="P26"><text:span text:style-name="T3"><text:tab/>Celui-ci est composé de quantre fonctions principales, opérant sur le même principe : </text:span><text:span text:style-name="T13">fine, fine_str, fine_accent</text:span><text:span text:style-name="T3"> et</text:span><text:span text:style-name="T13"> fine_backspace</text:span><text:span text:style-name="T3">, traitant respectivement les majuscules et les alt, les caractères auxquels ont été attribués un nom spécial pour éviter les conflits, les accents (aigu, grave, circonflexe et tréma) </text:span><text:span text:style-name="T4">et les </text:span><text:span text:style-name="T9">backspace</text:span><text:span text:style-name="T4"> (touche « supprimer »). </text:span><text:span text:style-name="T5">Pour ce faire, la liste est balayée et les caractères sont comparés à l’aide de dictionnaires pré-établis qui permettent un remplacement. Lorsqu’il est nécessaire de supprimer des caractères (par exemple </text:span><text:span text:style-name="T10">shift</text:span><text:span text:style-name="T5">, </text:span><text:span text:style-name="T10">alt</text:span><text:span text:style-name="T5"> ou encore </text:span><text:span text:style-name="T10">^e</text:span><text:span text:style-name="T5"> qui devient</text:span><text:span text:style-name="T10"> ê</text:span><text:span text:style-name="T5">), les indices des caractères sont stockés dans une liste temporaire, puis la liste de données est balayée </text:span><text:span text:style-name="T10">à l’envers</text:span><text:span text:style-name="T5"> afin d’éviter tout risque d’erreur type </text:span><text:span text:style-name="T10">out of range</text:span><text:span text:style-name="T5">.</text:span></text:p>
      <text:p text:style-name="P19"><text:tab/>Nous avons décidé de stocker les dictionnaires en dur dans des fichiers csv plutôt que des les coder directement dans le programme, pour des raisons de lisibilité mais aussi de praticité : en effet, lorsque lesdits dictionnaires devenaient conséquents en taille, il était bien plus facile d’apporter des modification à un tableau csv que directement dans Python. Ceux-ci sont rangés dans le dossier traitement/dictionnaires ; leur emplacement ou leur nom ne doit surtout pas être modifié, sinon le programme sera incapable de les trouver.</text:p>
      <text:p text:style-name="P26"><text:span text:style-name="T5"><text:tab/>Une fonction </text:span><text:span text:style-name="T14">butcher_cut</text:span><text:span text:style-name="T5"> permet de retirer tout caractère indésirable qui n’aurait pas été traité au préalable, par exemple un </text:span><text:span text:style-name="T10">delete</text:span><text:span text:style-name="T5"> pour lequel le programme n’aurait pas trouvé de caractère à supprimer, ou encore des caractères tels que </text:span><text:span text:style-name="T10">up</text:span><text:span text:style-name="T5"> ou </text:span><text:span text:style-name="T10">f4</text:span><text:span text:style-name="T5">. </text:span></text:p>
      <text:p text:style-name="P26"><text:span text:style-name="T5"><text:tab/>Ces cinq fonctions de traitement on été rassemblés en une seule : </text:span><text:span text:style-name="T14">refine</text:span><text:span text:style-name="T5">. Pour éviter toute perte de donnée, nous avons néanmoins choisi de laisser à l’opérateur le choix de les exécuter séparément. De même, </text:span><text:span text:style-name="T14">fine</text:span><text:span text:style-name="T5"> permet en option de ne pas traiter les majuscules ou les alt, dans une optique d’adaptabilité.</text:span></text:p>
      <text:p text:style-name="P26"><text:span text:style-name="T5"><text:tab/></text:span><text:span text:style-name="T6">Nous avons ajouté une fonction </text:span><text:span text:style-name="T15">discriminate</text:span><text:span text:style-name="T6">, ayant pour but de séparer la première liste de données en de multiples sous-listes sur des critères simples, afin de faciliter la recherche ultérieure de mot-de-passe selon la logique diviser pour mieux régner. Nous avons pour cela considéré que certains critères permettaient d’affirmer avec une quasi certitude qu’un mot-de-passe ne se trouvera pas coupé entre deux sous-listes. La localisation d’une touche </text:span><text:span text:style-name="T15">enter</text:span><text:span text:style-name="T6"> est un critère discriminant, tout d’abord parce qu’un mot-de-passe ne peut évidemment pas la contenir, mais aussi parce que c’est généralement la touche que l’on presse pour valider ledit mot-de-passe. C’est aussi en ce but que chaque touche enregistrée vient avec un temps associé, le temps écoulé depuis que la dernière touche a été pressée. On peut préciser en argument de </text:span><text:soft-page-break/><text:span text:style-name="T15">discriminate</text:span><text:span text:style-name="T6"> le seuil de temps au-delà duquel on considère qu’on a deux blocs séparés (par défaut 10 secondes). </text:span></text:p>
      <text:p text:style-name="P26"><text:span text:style-name="T6"><text:tab/></text:span><text:span text:style-name="T7">Trois autres fonctions ont pour but de faciliter le travail de l’opérateur : </text:span><text:span text:style-name="T16">extract</text:span><text:span text:style-name="T7">, </text:span><text:span text:style-name="T16">make_txt </text:span><text:span text:style-name="T7">et</text:span><text:span text:style-name="T16"> save</text:span><text:span text:style-name="T11">.</text:span><text:span text:style-name="T16"> extract</text:span><text:span text:style-name="T7"> permet de prendre en argument une liste de tuples et de ne garder qu’un seul élément de chaque tuple en en précisant l’indice, afin par exemple d’obtenir une liste de caractères ne contenant pas les temps associés. </text:span><text:span text:style-name="T16">make_txt</text:span><text:span text:style-name="T7"> permet de concaténer les caractères contenus séparément dans une liste en une seule longue chaîne de caractères, ce qui permettra à l’opérateur après la recherche développée en III de lire facilement les données extraites. </text:span><text:span text:style-name="T16">save</text:span><text:span text:style-name="T7"> permet de sauvegarder les données traitées jusqu’alors contenues dans des variables Python sous forme d’un fichier externe. Le listes des tuples dont stockées dans des csv ; les chaînes de caractère dans des txt.</text:span></text:p>
      <text:p text:style-name="P28"><text:tab/></text:p>
      <text:p text:style-name="P24"/>
      <text:list xml:id="list95923369126777" text:continue-numbering="true" text:style-name="L1">
        <text:list-item>
          <text:p text:style-name="P6">La recherche de mots de passe</text:p>
        </text:list-item>
      </text:list>
      <text:p text:style-name="P5"/>
      <text:p text:style-name="P25"><text:span text:style-name="T2">Le keylog envoie les données collectées sous forme de fichiers csv, qui forment un tableau </text:span><text:span text:style-name="T2"><draw:frame draw:style-name="fr1" draw:name="Object1" text:anchor-type="as-char" svg:y="-0.377cm" svg:width="0.99cm" svg:height="0.467cm" draw:z-index="1"><draw:object xlink:href="./Object 2" xlink:type="simple" xlink:show="embed" xlink:actuate="onLoad"/><draw:image xlink:href="./ObjectReplacements/Object 2" xlink:type="simple" xlink:show="embed" xlink:actuate="onLoad"/><svg:desc>formula</svg:desc></draw:frame></text:span><text:span text:style-name="T2">, avec n le nombre de caractères collectés, au format (caractère, temps).</text:span></text:p>
      <text:p text:style-name="P25"><text:span text:style-name="T2"><text:tab/>Les premières étapes consistent donc à récupérer les données depuis le server et à transformer le tableau csv en un objet manipulable par Python : c’est le rôle du petit module </text:span><text:span text:style-name="T27">manipule_csv.py</text:span><text:span text:style-name="T2">. Celui-ci. permet de télécharger et d’extraire les données du serveur, puis de convertir les csv en une liste de taille n de tuples de taille 2 au format (str, str) à l’aide de la fonction </text:span><text:span text:style-name="T12">parse_csv</text:span><text:span text:style-name="T2"> ou au format (str, float) à l’aide de </text:span><text:span text:style-name="T12">parse_data</text:span><text:span text:style-name="T2">. Les tuples ont été choisis plutôt que les listes pour éviter les modification involontaires des caractères.</text:span></text:p>
      <text:p text:style-name="P20"><text:tab/></text:p>
      <text:p text:style-name="P25"><text:span text:style-name="T2"><text:tab/>On obtient alors une liste contenant tous les caractères enregistrés et leurs temps associés dans l’ordre. Toutefois, cette liste est plus ou moins inutilisable : en effet, le virus n’est capable d’enregistrer que les </text:span><text:span text:style-name="T8">touches qui ont été pressées</text:span><text:span text:style-name="T2">, et non les </text:span><text:span text:style-name="T8">caractères réels qui ont été écrits</text:span><text:span text:style-name="T2">. Par exemple, si l’opérateur </text:span><text:span text:style-name="T3">a écrit :</text:span></text:p>
      <text:p text:style-name="P21"/>
      <text:p text:style-name="P22">Inouïe</text:p>
      <text:p text:style-name="P22"/>
      <text:p text:style-name="P21"><text:tab/>Le virus aura quant à lui détecté :</text:p>
      <text:p text:style-name="P21"/>
      <text:p text:style-name="P22">shift, i, shift, n, o, u, ¨, i, e</text:p>
      <text:p text:style-name="P17"/>
      <text:p text:style-name="P26"><text:span text:style-name="T2"><text:tab/></text:span><text:span text:style-name="T3">D’où la nécessité de faire subir aux données une série de traitements visant à les rendre compréhensibles. C’est le rôle du module </text:span><text:span text:style-name="T13">refine.py</text:span><text:span text:style-name="T3">.</text:span></text:p>
      <text:p text:style-name="P18"/>
      <text:p text:style-name="P27"><text:span text:style-name="T3">R</text:span><text:span text:style-name="T2">emarque : une fonction tutoriel est incluse dans le module. Tapez </text:span><text:span text:style-name="T1">help(tutoriel)</text:span><text:span text:style-name="T17"> </text:span><text:span text:style-name="T2">pour recevoir de l’aide quant à l’utilisation du module.</text:span></text:p>
      <text:p text:style-name="P18"/>
      <text:p text:style-name="P26"><text:soft-page-break/><text:span text:style-name="T3"><text:tab/>Celui-ci est composé de quantre fonctions principales, opérant sur le même principe : </text:span><text:span text:style-name="T13">fine, fine_str, fine_accent</text:span><text:span text:style-name="T3"> et</text:span><text:span text:style-name="T13"> fine_backspace</text:span><text:span text:style-name="T3">, traitant respectivement les majuscules et les alt, les caractères auxquels ont été attribués un nom spécial pour éviter les conflits, les accents (aigu, grave, circonflexe et tréma) </text:span><text:span text:style-name="T4">et les </text:span><text:span text:style-name="T9">backspace</text:span><text:span text:style-name="T4"> (touche « supprimer »). </text:span><text:span text:style-name="T5">Pour ce faire, la liste est balayée et les caractères sont comparés à l’aide de dictionnaires pré-établis qui permettent un remplacement. Lorsqu’il est nécessaire de supprimer des caractères (par exemple </text:span><text:span text:style-name="T10">shift</text:span><text:span text:style-name="T5">, </text:span><text:span text:style-name="T10">alt</text:span><text:span text:style-name="T5"> ou encore </text:span><text:span text:style-name="T10">^e</text:span><text:span text:style-name="T5"> qui devient</text:span><text:span text:style-name="T10"> ê</text:span><text:span text:style-name="T5">), les indices des caractères sont stockés dans une liste temporaire, puis la liste de données est balayée </text:span><text:span text:style-name="T10">à l’envers</text:span><text:span text:style-name="T5"> afin d’éviter tout risque d’erreur type </text:span><text:span text:style-name="T10">out of range</text:span><text:span text:style-name="T5">.</text:span></text:p>
      <text:p text:style-name="P19"><text:tab/>Nous avons décidé de stocker les dictionnaires en dur dans des fichiers csv plutôt que des les coder directement dans le programme, pour des raisons de lisibilité mais aussi de praticité : en effet, lorsque lesdits dictionnaires devenaient conséquents en taille, il était bien plus facile d’apporter des modification à un tableau csv que directement dans Python. Ceux-ci sont rangés dans le dossier traitement/dictionnaires ; leur emplacement ou leur nom ne doit surtout pas être modifié, sinon le programme sera incapable de les trouver.</text:p>
      <text:p text:style-name="P26"><text:span text:style-name="T5"><text:tab/>Une fonction </text:span><text:span text:style-name="T14">butcher_cut</text:span><text:span text:style-name="T5"> permet de retirer tout caractère indésirable qui n’aurait pas été traité au préalable, par exemple un </text:span><text:span text:style-name="T10">delete</text:span><text:span text:style-name="T5"> pour lequel le programme n’aurait pas trouvé de caractère à supprimer, ou encore des caractères tels que </text:span><text:span text:style-name="T10">up</text:span><text:span text:style-name="T5"> ou </text:span><text:span text:style-name="T10">f4</text:span><text:span text:style-name="T5">. </text:span></text:p>
      <text:p text:style-name="P26"><text:span text:style-name="T5"><text:tab/>Ces cinq fonctions de traitement on été rassemblés en une seule : </text:span><text:span text:style-name="T14">refine</text:span><text:span text:style-name="T5">. Pour éviter toute perte de donnée, nous avons néanmoins choisi de laisser à l’opérateur le choix de les exécuter séparément. De même, </text:span><text:span text:style-name="T14">fine</text:span><text:span text:style-name="T5"> permet en option de ne pas traiter les majuscules ou les alt, dans une optique d’adaptabilité.</text:span></text:p>
      <text:p text:style-name="P26"><text:span text:style-name="T5"><text:tab/></text:span><text:span text:style-name="T6">Nous avons ajouté une fonction </text:span><text:span text:style-name="T15">discriminate</text:span><text:span text:style-name="T6">, ayant pour but de séparer la première liste de données en de multiples sous-listes sur des critères simples, afin de faciliter la recherche ultérieure de mot-de-passe selon la logique diviser pour mieux régner. Nous avons pour cela considéré que certains critères permettaient d’affirmer avec une quasi certitude qu’un mot-de-passe ne se trouvera pas coupé entre deux sous-listes. La localisation d’une touche </text:span><text:span text:style-name="T15">enter</text:span><text:span text:style-name="T6"> est un critère discriminant, tout d’abord parce qu’un mot-de-passe ne peut évidemment pas la contenir, mais aussi parce que c’est généralement la touche que l’on presse pour valider ledit mot-de-passe. C’est aussi en ce but que chaque touche enregistrée vient avec un temps associé, le temps écoulé depuis que la dernière touche a été pressée. On peut préciser en argument de </text:span><text:span text:style-name="T15">discriminate</text:span><text:span text:style-name="T6"> le seuil de temps au-delà duquel on considère qu’on a deux blocs séparés (par défaut 10 secondes). </text:span></text:p>
      <text:p text:style-name="P26"><text:span text:style-name="T6"><text:tab/></text:span><text:span text:style-name="T7">Trois autres fonctions ont pour but de faciliter le travail de l’opérateur : </text:span><text:span text:style-name="T16">extract</text:span><text:span text:style-name="T7">, </text:span><text:span text:style-name="T16">make_txt </text:span><text:span text:style-name="T7">et</text:span><text:span text:style-name="T16"> save</text:span><text:span text:style-name="T11">.</text:span><text:span text:style-name="T16"> extract</text:span><text:span text:style-name="T7"> permet de prendre en argument une liste de tuples et de ne garder qu’un seul élément de chaque tuple en en précisant l’indice, afin par exemple d’obtenir une liste de caractères ne contenant pas les temps associés. </text:span><text:span text:style-name="T16">make_txt</text:span><text:span text:style-name="T7"> permet de concaténer les caractères contenus séparément dans une liste en une seule longue chaîne de caractères, ce qui permettra à l’opérateur après la recherche développée en III de lire facilement les données extraites. </text:span><text:span text:style-name="T16">save</text:span><text:span text:style-name="T7"> permet de </text:span><text:soft-page-break/><text:span text:style-name="T7">sauvegarder les données traitées jusqu’alors contenues dans des variables Python sous forme d’un fichier externe. Le listes des tuples dont stockées dans des csv ; les chaînes de caractère dans des txt.</text:span></text:p>
      <text:p text:style-name="P28"/>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Noto Sans" svg:font-family="'Noto Sans'" style:font-family-generic="swiss" style:font-pitch="variable"/>
    <style:font-face style:name="PingFang SC" svg:font-family="'PingFang SC'" style:font-family-generic="system" style:font-pitch="variable"/>
    <style:font-face style:name="Songti SC" svg:font-family="'Songti SC'" style:font-family-generic="system" style:font-pitch="variable"/>
    <style:font-face style:name="Source Code Pro" svg:font-family="'Source Code Pro'" style:font-pitch="fixed"/>
    <style:font-face style:name="Times New Roman" svg:font-family="'Times New Roman'" style:font-family-generic="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fr" fo:country="FR"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Times New Roman" fo:font-size="12pt" fo:language="fr" fo:country="FR"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Times New Roman" fo:font-family="'Times New Roman'" style:font-family-generic="roman"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Times New Roman" fo:font-family="'Times New Roman'" style:font-family-generic="roman"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Times New Roman" fo:font-family="'Times New Roman'" style:font-family-generic="roman"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Arial Unicode MS" style:font-family-complex="'Arial Unicode M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text-properties style:font-name="Noto Sans" fo:font-family="'Noto Sans'" style:font-family-generic="swiss" style:font-pitch="variable" fo:font-size="14pt" fo:font-weight="bold" style:font-size-asian="12.25pt" style:font-weight-asian="bold" style:font-size-complex="14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fo:font-family="OpenSymbol" style:font-charset="x-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5-14T13:23:36.966419495</meta:creation-date>
    <dc:date>2022-05-16T09:59:22.147583044</dc:date>
    <meta:editing-duration>PT42M16S</meta:editing-duration>
    <meta:editing-cycles>14</meta:editing-cycles>
    <meta:generator>LibreOffice/7.3.3.2$Linux_X86_64 LibreOffice_project/30$Build-2</meta:generator>
    <meta:document-statistic meta:table-count="1" meta:image-count="0" meta:object-count="2" meta:page-count="6" meta:paragraph-count="59" meta:word-count="2102" meta:character-count="13049" meta:non-whitespace-character-count="10978"/>
  </office:meta>
</office:document-meta>
</file>

<file path=Object 1/content.xml><?xml version="1.0" encoding="utf-8"?>
<math xmlns="http://www.w3.org/1998/Math/MathML" display="block">
  <semantics>
    <mrow>
      <mi>n</mi>
      <mo stretchy="false">×</mo>
      <mn>2</mn>
    </mrow>
    <annotation encoding="StarMath 5.0">n times 2</annotation>
  </semantics>
</math>
</file>

<file path=Object 2/content.xml><?xml version="1.0" encoding="utf-8"?>
<math xmlns="http://www.w3.org/1998/Math/MathML" display="block">
  <semantics>
    <mrow>
      <mi>n</mi>
      <mo stretchy="false">×</mo>
      <mn>2</mn>
    </mrow>
    <annotation encoding="StarMath 5.0">n times 2</annotation>
  </semantics>
</math>
</file>